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9.5cm" svg:height="4.5cm" svg:x="4cm" svg:y="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cm" svg:height="1.25cm" svg:x="6cm" svg:y="2.9cm">
          <draw:text-box>
            <text:p>user1@example.com</text:p>
          </draw:text-box>
        </draw:frame>
        <draw:frame draw:style-name="gr2" draw:layer="layout" svg:width="7.5cm" svg:height="1.25cm" svg:x="6cm" svg:y="4cm">
          <draw:text-box>
            <text:p>user2@example.com</text:p>
          </draw:text-box>
        </draw:frame>
        <draw:frame draw:style-name="gr2" draw:layer="layout" svg:width="7.5cm" svg:height="1.25cm" svg:x="6cm" svg:y="5.15cm">
          <draw:text-box>
            <text:p>user3@example.com</text:p>
          </draw:text-box>
        </draw:frame>
        <draw:frame draw:style-name="gr3" draw:layer="layout" svg:width="0.853cm" svg:height="0.962cm" svg:x="4.5cm" svg:y="2.938cm">
          <draw:text-box draw:corner-radius="1.5cm">
            <text:p>0</text:p>
          </draw:text-box>
        </draw:frame>
        <draw:frame draw:style-name="gr3" draw:layer="layout" svg:width="0.853cm" svg:height="0.962cm" svg:x="4.5cm" svg:y="4cm">
          <draw:text-box>
            <text:p>1</text:p>
          </draw:text-box>
        </draw:frame>
        <draw:frame draw:style-name="gr3" draw:layer="layout" svg:width="0.853cm" svg:height="0.962cm" svg:x="4.5cm" svg:y="5.2cm">
          <draw:text-box>
            <text:p>2</text:p>
          </draw:text-box>
        </draw:frame>
        <draw:custom-shape draw:style-name="gr1" draw:text-style-name="P1" draw:layer="layout" svg:width="6cm" svg:height="1cm" svg:x="2.5cm" svg:y="7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1cm" svg:x="2.5cm" svg:y="7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1cm" svg:x="4.5cm" svg:y="7.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1cm" svg:x="6.5cm" svg:y="7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cm" svg:height="1cm" svg:x="8.5cm" svg:y="7.6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5.5cm" draw:transform="rotate (1.5706217938694) translate (2.8cm 9.6cm)">
          <text:p/>
          <draw:enhanced-geometry svg:viewBox="0 0 21600 21600" draw:glue-points="21600 0 0 10800 21600 21600" draw:text-areas="13800 ?f9 21600 ?f10" draw:type="left-brace" draw:modifiers="1800 10601.708780221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1" draw:layer="layout" svg:width="0.5cm" svg:height="6.5cm" draw:transform="rotate (1.5706217938694) translate (8.7cm 9.59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2" draw:layer="layout" svg:width="6.268cm" svg:height="0.725cm" svg:x="2.5cm" svg:y="9.6cm">
          <draw:text-box>
            <text:p text:style-name="P2"><text:span text:style-name="T1">Информация о пользователе</text:span></text:p>
          </draw:text-box>
        </draw:frame>
        <draw:frame draw:style-name="gr3" draw:text-style-name="P3" draw:layer="layout" svg:width="4.913cm" svg:height="0.725cm" svg:x="9.587cm" svg:y="9.6cm">
          <draw:text-box>
            <text:p><text:span text:style-name="T1">Информация</text:span><text:span text:style-name="T2"> о частотах</text:span></text:p>
          </draw:text-box>
        </draw:frame>
        <draw:line draw:style-name="gr7" draw:text-style-name="P1" draw:layer="layout" svg:x1="5.5cm" svg:y1="2cm" svg:x2="5.5cm" svg:y2="6.5cm">
          <text:p/>
        </draw:line>
        <draw:line draw:style-name="gr7" draw:text-style-name="P1" draw:layer="layout" svg:x1="4cm" svg:y1="4cm" svg:x2="13.5cm" svg:y2="4cm">
          <text:p/>
        </draw:line>
        <draw:line draw:style-name="gr7" draw:text-style-name="P1" draw:layer="layout" svg:x1="4cm" svg:y1="5cm" svg:x2="13.5cm" svg:y2="5cm">
          <text:p/>
        </draw:line>
        <draw:line draw:style-name="gr7" draw:text-style-name="P1" draw:layer="layout" svg:x1="4cm" svg:y1="3cm" svg:x2="13.5cm" svg:y2="3cm">
          <text:p/>
        </draw:line>
        <draw:frame draw:style-name="gr3" draw:layer="layout" svg:width="0.993cm" svg:height="0.962cm" svg:x="4.5cm" svg:y="2cm">
          <draw:text-box>
            <text:p>id</text:p>
          </draw:text-box>
        </draw:frame>
        <draw:frame draw:style-name="gr3" draw:layer="layout" svg:width="2.013cm" svg:height="0.962cm" svg:x="7.3cm" svg:y="2cm">
          <draw:text-box>
            <text:p>emai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02T16:38:41</meta:creation-date>
    <dc:date>2011-05-02T16:50:24</dc:date>
    <meta:editing-duration>PT11M44S</meta:editing-duration>
    <meta:editing-cycles>1</meta:editing-cycles>
    <meta:document-statistic meta:object-count="22"/>
    <meta:generator>LibreOffice/3.3$Unix LibreOffice_project/330m19$Build-202</meta:generator>
  </office:meta>
</office:document-meta>
</file>